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A00000AE200000CB4C1C5C87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5.416cm" table:align="left"/>
    </style:style>
    <style:style style:name="Table5.A" style:family="table-column">
      <style:table-column-properties style:column-width="1.512cm"/>
    </style:style>
    <style:style style:name="Table5.B" style:family="table-column">
      <style:table-column-properties style:column-width="4.267cm"/>
    </style:style>
    <style:style style:name="Table5.C" style:family="table-column">
      <style:table-column-properties style:column-width="9.63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52cm" style:rel-column-width="4827*"/>
    </style:style>
    <style:style style:name="Table1.B" style:family="table-column">
      <style:table-column-properties style:column-width="3.286cm" style:rel-column-width="12667*"/>
    </style:style>
    <style:style style:name="Table1.C" style:family="table-column">
      <style:table-column-properties style:column-width="8.015cm" style:rel-column-width="30897*"/>
    </style:style>
    <style:style style:name="Table1.D" style:family="table-column">
      <style:table-column-properties style:column-width="4.447cm" style:rel-column-width="171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id" fo:country="ID" fo:font-weight="bold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tyle="italic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text-properties style:font-name="Times New Roman1" fo:font-size="12pt" fo:language="id" fo:country="ID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Times New Roman1" fo:font-size="12pt" fo:language="id" fo:country="ID" fo:font-weight="bold"/>
    </style:style>
    <style:style style:name="P6" style:family="paragraph" style:parent-style-name="Text_20_body">
      <style:paragraph-properties fo:line-height="115%"/>
      <style:text-properties style:font-name="Times New Roman1" fo:font-size="12pt" fo:language="id" fo:country="ID"/>
    </style:style>
    <style:style style:name="P7" style:family="paragraph" style:parent-style-name="Text_20_body">
      <style:paragraph-properties fo:line-height="115%" fo:text-align="center" style:justify-single-word="false"/>
      <style:text-properties style:font-name="Times New Roman1" fo:font-size="12pt" fo:language="id" fo:country="ID"/>
    </style:style>
    <style:style style:name="P8" style:family="paragraph" style:parent-style-name="Text_20_body">
      <style:text-properties style:font-name="Times New Roman1" fo:font-size="12pt" fo:language="id" fo:country="ID" fo:font-style="italic" fo:font-weight="bold"/>
    </style:style>
    <style:style style:name="P9" style:family="paragraph" style:parent-style-name="Text_20_body">
      <style:text-properties style:font-name="Times New Roman1" fo:font-size="12pt" fo:font-style="italic" fo:font-weight="bold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1" fo:font-size="12pt" fo:font-weight="bold"/>
    </style:style>
    <style:style style:name="P11" style:family="paragraph" style:parent-style-name="Text_20_body">
      <style:text-properties style:font-name="Times New Roman1" fo:font-size="12pt" fo:language="sv" fo:country="SE" fo:font-weight="normal" style:font-weight-asian="normal" style:font-weight-complex="normal"/>
    </style:style>
    <style:style style:name="P12" style:family="paragraph" style:parent-style-name="Text_20_body">
      <style:text-properties style:font-name="Times New Roman1" fo:font-size="12pt" fo:language="sv" fo:country="SE" fo:font-weight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line-height="150%" fo:text-align="center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break-before="page"/>
      <style:text-properties style:font-name="Times New Roman1" fo:font-size="12pt" fo:font-style="italic" fo:font-weight="bold"/>
    </style:style>
    <style:style style:name="P21" style:family="paragraph" style:parent-style-name="Text_20_body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size-asian="10.5pt"/>
    </style:style>
    <style:style style:name="P24" style:family="paragraph" style:parent-style-name="Table_20_Contents">
      <style:paragraph-properties fo:text-align="end" style:justify-single-word="false"/>
      <style:text-properties style:font-size-asian="10.5pt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style:font-size-asian="10.5p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0.5pt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0.5pt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 style:master-page-name="Standard">
      <style:paragraph-properties style:page-number="auto"/>
      <style:text-properties style:font-name="Times New Roman1" fo:font-size="12pt" fo:language="id" fo:country="ID" fo:font-style="italic" fo:font-weight="bold"/>
    </style:style>
    <style:style style:name="P34" style:family="paragraph">
      <style:paragraph-properties fo:text-align="center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id" fo:country="ID"/>
    </style:style>
    <style:style style:name="T3" style:family="text">
      <style:text-properties style:font-name="Times New Roman1" fo:font-size="12pt" fo:language="id" fo:country="ID" fo:font-weight="bold"/>
    </style:style>
    <style:style style:name="T4" style:family="text">
      <style:text-properties style:font-name="Times New Roman1" fo:font-size="12pt" fo:language="id" fo:country="ID" fo:font-style="italic" fo:font-weight="bold"/>
    </style:style>
    <style:style style:name="T5" style:family="text">
      <style:text-properties style:font-name="Times New Roman1" fo:font-size="12pt" fo:font-weight="bold"/>
    </style:style>
    <style:style style:name="T6" style:family="text">
      <style:text-properties style:font-name="Times New Roman1" fo:font-size="12pt" fo:font-style="italic" fo:font-weight="bold"/>
    </style:style>
    <style:style style:name="T7" style:family="text">
      <style:text-properties style:font-name="Times New Roman1" fo:font-size="12pt" fo:language="sv" fo:country="SE"/>
    </style:style>
    <style:style style:name="T8" style:family="text">
      <style:text-properties style:font-name="Times New Roman1" fo:font-size="12pt" fo:language="sv" fo:country="SE" fo:font-weight="bold"/>
    </style:style>
    <style:style style:name="T9" style:family="text">
      <style:text-properties style:font-name="Times New Roman1" fo:font-size="12pt" fo:language="en" fo:country="US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4pt" fo:language="id" fo:country="ID" fo:font-weight="bold"/>
    </style:style>
    <style:style style:name="T14" style:family="text">
      <style:text-properties fo:font-variant="normal" fo:text-transform="none" style:font-name="Times New Roman1" fo:font-size="12pt" fo:language="id" fo:country="ID" fo:font-weight="bold"/>
    </style:style>
    <style:style style:name="T15" style:family="text">
      <style:text-properties fo:font-variant="normal" fo:text-transform="none" style:font-name="Times New Roman1" fo:font-size="12pt" fo:language="sv" fo:country="SE" fo:font-weight="bold"/>
    </style:style>
    <style:style style:name="T16" style:family="text">
      <style:text-properties fo:font-variant="normal" fo:text-transform="none" style:font-name="Times New Roman1" fo:font-size="12pt" fo:font-weight="bold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“<text:span text:style-name="T13">Temu Ramah Karang Taruna Singosaren</text:span>”</text:p>
      <text:p text:style-name="Text_20_body"/>
      <text:p text:style-name="Text_20_body"><text:span text:style-name="T3">A.</text:span><text:span text:style-name="T14"> </text:span><text:span text:style-name="T3">Latar Belakang Kegiatan</text:span></text:p>
      <text:p text:style-name="P19"><text:tab/>Pemuda adalah pengerak utama dalam perubahan di setiap bidang. Pemuda yang baik adalah pemuda yang peduli kepada desanya dan mampu membawa desanya menuju kepada kemajuan.</text:p>
      <text:p text:style-name="P29"><text:tab/>Sayangnya terkadang pemuda akan mengalami kebuntuan dalam berpikir, stagnan akibat faktor - faktor yanga da disekililingnya. Misalnya polimek yang berdatangan, tak adanya inovasi yang berhasil dibentuk, kurangnya panutan dan inspirasi pemuda..</text:p>
      <text:p text:style-name="P29"><text:tab/>Fase ini adalah fase normal yang akan terjadi pada setiap generasi. Namun ada hal yang patut dilaksanakan, yaitu agar fase ini tidak terjadi berlarut-larut sehingga akan menghabiskan waktu yang berharga milik pemuda.</text:p>
      <text:p text:style-name="P29"><text:tab/>Butuh ide-ide segar yang harus digali, dikembangkan dan dimajukan. Ide-ide ini harus terus dimunculkan dengan cara-cara yang segar. Diantranta dengan melihat perbandingan perkembangan pemuda di lokasi-lokasi lain, berdiskusi dan saling bertukar ide dengan pemuda dari desa lain. </text:p>
      <text:p text:style-name="P19"/>
      <text:p text:style-name="Text_20_body"><text:span text:style-name="T8">B.</text:span><text:span text:style-name="T15"> </text:span><text:span text:style-name="T8">Nama Kegiatan</text:span></text:p>
      <text:p text:style-name="P16"><text:tab/><text:span text:style-name="T11">“TEMU RAMAH KARANG TARUNA SINGOSAREN”</text:span></text:p>
      <text:p text:style-name="P13"/>
      <text:p text:style-name="Text_20_body"><text:span text:style-name="T8">C.</text:span><text:span text:style-name="T15"> </text:span><text:span text:style-name="T8">Tema</text:span></text:p>
      <text:p text:style-name="Text_20_body"><text:tab/><text:span text:style-name="T12">“Pemuda Sebagai Penggerak Kemajuan Desa”</text:span></text:p>
      <text:p text:style-name="Text_20_body"/>
      <text:p text:style-name="Text_20_body"><text:span text:style-name="T5">D.</text:span><text:span text:style-name="T16"> </text:span><text:span text:style-name="T5">Tujuan</text:span></text:p>
      <text:p text:style-name="Text_20_body"><text:span text:style-name="T2"><text:tab/>Terdapat beberapa tujuan yang harapannya dapat dicapai </text:span><text:span text:style-name="T9">dengan kegiatan ini</text:span><text:span text:style-name="T2">, antara lain:</text:span></text:p>
      <text:list xml:id="list67014488" text:style-name="L1">
        <text:list-item>
          <text:p text:style-name="P30">Sebagai motivasi pemuda kedepan</text:p>
        </text:list-item>
        <text:list-item>
          <text:p text:style-name="P30">Pencerahan terhadap kebuntuan ide</text:p>
        </text:list-item>
        <text:list-item>
          <text:p text:style-name="P30">Perbandingan apa yang bisa dilakukan oleh pemuda di berbagai desa</text:p>
        </text:list-item>
        <text:list-item>
          <text:p text:style-name="P30">Berpikir bersama memecahkan masalah desa.</text:p>
        </text:list-item>
      </text:list>
      <text:list xml:id="list1925511856" text:style-name="L2">
        <text:list-header>
          <text:p text:style-name="P31"/>
        </text:list-header>
      </text:list>
      <text:p text:style-name="Text_20_body"><text:span text:style-name="T3">E.</text:span><text:span text:style-name="T14"> </text:span><text:span text:style-name="T3">Waktu dan Tempat Pelaksanaan</text:span></text:p>
      <text:p text:style-name="Text_20_body"><text:span text:style-name="T2"><text:tab/>Tanggal / </text:span><text:span text:style-name="T1">h</text:span><text:span text:style-name="T2">ari<text:tab/>: Kamis, 06 September 2012</text:span></text:p>
      <text:p text:style-name="P4"><text:tab/>Waktu<text:tab/><text:tab/>: Pukul 15.00-Selesai WIB</text:p>
      <text:p text:style-name="Text_20_body"><text:span text:style-name="T2"><text:tab/>Tempat<text:tab/>: </text:span><text:span text:style-name="T9">Kediaman Bapak Darmanto</text:span></text:p>
      <text:p text:style-name="Text_20_body"><text:span text:style-name="T8">F.</text:span><text:span text:style-name="T15"> </text:span><text:span text:style-name="T8">Bentuk kegiatan</text:span></text:p>
      <text:p text:style-name="P11"><text:soft-page-break/><text:tab/>Kegiatan ini berlangsung selama setengah hari dengan bentuk kegiatan sesuai dengan susunan acara yang telah direncanakan.</text:p>
      <text:p text:style-name="P12">G. Susunan Panitia</text:p>
      <text:p text:style-name="Text_20_body"><text:tab/>Terlampir (<text:span text:style-name="T10">lampiran 1</text:span>)</text:p>
      <text:p text:style-name="Text_20_body"><text:span text:style-name="T8">H.</text:span><text:span text:style-name="T15"> </text:span><text:span text:style-name="T8">Estimasi Dana</text:span></text:p>
      <text:p text:style-name="Text_20_body"><text:tab/>Terlampir (<text:span text:style-name="T10">lampiran 2</text:span>)</text:p>
      <text:p text:style-name="Text_20_body"><text:span text:style-name="T8">I.</text:span><text:span text:style-name="T15"> </text:span><text:span text:style-name="T8">Susunan Acara</text:span></text:p>
      <text:p text:style-name="Text_20_body"><text:tab/>Terlampir (<text:span text:style-name="T10">lampiran 3</text:span>)</text:p>
      <text:p text:style-name="Text_20_body"><text:span text:style-name="T3">J.</text:span><text:span text:style-name="T14"> </text:span><text:span text:style-name="T3">Penutup</text:span></text:p>
      <text:p text:style-name="Text_20_body"><text:tab/><text:span text:style-name="T7">Demikianlah proposal kegiatan Loka Karya Mini ini kami susun</text:span><text:span text:style-name="T2">.</text:span><text:span text:style-name="T9"> </text:span><text:span text:style-name="T2">Demi berlangsungnya acara ini, kami</text:span><text:span text:style-name="T9"> </text:span><text:span text:style-name="T2">berharap pihak – pihak terkait dapat</text:span><text:span text:style-name="T9"> </text:span><text:span text:style-name="T2">turut membantu dan </text:span><text:span text:style-name="T7">berpartisipasi dalam kegiatan ini</text:span><text:span text:style-name="T2">, khususnya dalam hal pelaksanaan</text:span><text:span text:style-name="T7">.</text:span><text:span text:style-name="T9"> </text:span><text:span text:style-name="T2">Semoga kebaikan dan keikhlasan Bapak/Ibu sekalian dapat menjadi ladang amal yang senantiasa tumbuh berkembang. Atas perhatian dan bantuan pihak terkait, kami mengucapkan terima kasih.</text:span></text:p>
      <text:p text:style-name="Text_20_body"><text:span text:style-name="T9"><text:tab/><text:tab/><text:tab/><text:tab/><text:tab/><text:tab/><text:tab/><text:tab/><text:tab/><text:tab/>Jetis</text:span><text:span text:style-name="T7">, </text:span><text:span text:style-name="T9">26 Agustus</text:span> <text:span text:style-name="T7">201</text:span><text:span text:style-name="T2">2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Ketua KKN Kelompok 47</text:p>
          </table:table-cell>
          <table:table-cell table:style-name="Table3.A1" office:value-type="string">
            <text:p text:style-name="P13">Sekretaris KKN Kelompok 47</text:p>
          </table:table-cell>
        </table:table-row>
        <table:table-row>
          <table:table-cell table:style-name="Table3.A1" office:value-type="string">
            <text:p text:style-name="P13"/>
            <text:p text:style-name="P13"/>
            <text:p text:style-name="P13"/>
            <text:p text:style-name="P13">Estu Fardani</text:p>
          </table:table-cell>
          <table:table-cell table:style-name="Table3.A1" office:value-type="string">
            <text:p text:style-name="P13"/>
            <text:p text:style-name="P13"/>
            <text:p text:style-name="P13"/>
            <text:p text:style-name="P7">Ahmad Ni'am Shidqi</text:p>
          </table:table-cell>
        </table:table-row>
      </table:table>
      <text:p text:style-name="P8"/>
      <text:p text:style-name="P33">Lampiran 1</text:p>
      <text:p text:style-name="P5">Susunan Panitia</text:p>
      <text:p text:style-name="P6">Ketua<text:tab/><text:tab/>: Estu Fardani</text:p>
      <text:p text:style-name="P6">Sekretaris<text:tab/>: Ahmad Ni'am Shidqi</text:p>
      <text:p text:style-name="P6">Bendahara<text:tab/>: Ika Yunita P</text:p>
      <text:p text:style-name="P6">Sie Acara<text:tab/>: Erwan Eka Praja</text:p>
      <text:p text:style-name="P6"><text:tab/><text:tab/> <text:s/>M. Amir Yusuf</text:p>
      <text:p text:style-name="P6"><text:tab/><text:tab/> <text:s/>Novy Setyowati </text:p>
      <text:p text:style-name="P6">Sie Konsumsi : Khoirul Anam</text:p>
      <text:p text:style-name="P6"><text:tab/><text:tab/> <text:s/>Devi Nurul Mahmudah</text:p>
      <text:p text:style-name="P6"><text:tab/><text:tab/> <text:s/>Laelatul Munawaroh</text:p>
      <text:p text:style-name="P6"><text:tab/><text:tab/> <text:s/>Dila Humaira</text:p>
      <text:p text:style-name="P15"/>
      <text:p text:style-name="P21">Lampiran II</text:p>
      <text:p text:style-name="P14">Rencana Pengeluara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No</text:p>
          </table:table-cell>
          <table:table-cell table:style-name="Table5.A1" office:value-type="string">
            <text:p text:style-name="P25">Deskripsi</text:p>
          </table:table-cell>
          <table:table-cell table:style-name="Table5.C1" office:value-type="string">
            <text:p text:style-name="P25">Jumlah</text:p>
          </table:table-cell>
        </table:table-row>
        <table:table-row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2">Proyektor</text:p>
          </table:table-cell>
          <table:table-cell table:style-name="Table5.C2" office:value-type="string">
            <text:p text:style-name="P24">Rp. <text:s text:c="2"/>50.000,00</text:p>
          </table:table-cell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22">Kesekretariatan</text:p>
          </table:table-cell>
          <table:table-cell table:style-name="Table5.C2" office:value-type="string">
            <text:p text:style-name="P24">Rp. <text:s text:c="2"/>20.000,00</text:p>
          </table:table-cell>
        </table:table-row>
        <table:table-row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22">Konsumsi</text:p>
          </table:table-cell>
          <table:table-cell table:style-name="Table5.C2" office:value-type="string">
            <text:p text:style-name="P24">Rp. 130.000,00</text:p>
          </table:table-cell>
        </table:table-row>
        <table:table-row>
          <table:table-cell table:style-name="Table5.A2" office:value-type="string">
            <text:p text:style-name="P23">4</text:p>
          </table:table-cell>
          <table:table-cell table:style-name="Table5.A2" office:value-type="string">
            <text:p text:style-name="P22">Transport</text:p>
          </table:table-cell>
          <table:table-cell table:style-name="Table5.C2" office:value-type="string">
            <text:p text:style-name="P24">Rp. <text:s text:c="2"/>25.000,00</text:p>
          </table:table-cell>
        </table:table-row>
        <table:table-row>
          <table:table-cell table:style-name="Table5.A2" office:value-type="string">
            <text:p text:style-name="P23">5</text:p>
          </table:table-cell>
          <table:table-cell table:style-name="Table5.A2" office:value-type="string">
            <text:p text:style-name="P22">Honor Narasumber</text:p>
          </table:table-cell>
          <table:table-cell table:style-name="Table5.C2" office:value-type="string">
            <text:p text:style-name="P24">Rp. 150.000,00</text:p>
          </table:table-cell>
        </table:table-row>
        <table:table-row>
          <table:table-cell table:style-name="Table5.A2" table:number-columns-spanned="2" office:value-type="string">
            <text:p text:style-name="P25">Jumlah</text:p>
          </table:table-cell>
          <table:covered-table-cell/>
          <table:table-cell table:style-name="Table5.C2" office:value-type="string">
            <text:p text:style-name="P26">Rp. 325.000,00</text:p>
          </table:table-cell>
        </table:table-row>
      </table:table>
      <text:p text:style-name="Text_20_body"/>
      <text:p text:style-name="P13"/>
      <text:p text:style-name="P9"/>
      <text:p text:style-name="P20">Lampiran 3</text:p>
      <text:p text:style-name="P10">Susunan Acar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No</text:p>
          </table:table-cell>
          <table:table-cell table:style-name="Table1.A1" office:value-type="string">
            <text:p text:style-name="P27">Waktu</text:p>
          </table:table-cell>
          <table:table-cell table:style-name="Table1.A1" office:value-type="string">
            <text:p text:style-name="P27">Kegiatan</text:p>
          </table:table-cell>
          <table:table-cell table:style-name="Table1.D1" office:value-type="string">
            <text:p text:style-name="P27">PJ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8">15.00-15.15</text:p>
          </table:table-cell>
          <table:table-cell table:style-name="Table1.A2" office:value-type="string">
            <text:p text:style-name="P28">Pembukaan dan Sambutan</text:p>
          </table:table-cell>
          <table:table-cell table:style-name="Table1.D2" office:value-type="string">
            <text:p text:style-name="P28">Amir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8">15.15-15.30</text:p>
          </table:table-cell>
          <table:table-cell table:style-name="Table1.A2" office:value-type="string">
            <text:p text:style-name="P28">Penyampaian Keadaan Desa Dondong</text:p>
          </table:table-cell>
          <table:table-cell table:style-name="Table1.D2" office:value-type="string">
            <text:p text:style-name="P28">IPPD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8">15.30-15.45</text:p>
          </table:table-cell>
          <table:table-cell table:style-name="Table1.A2" office:value-type="string">
            <text:p text:style-name="P28">Penyampaian Karang Taruna Singosaren</text:p>
          </table:table-cell>
          <table:table-cell table:style-name="Table1.D2" office:value-type="string">
            <text:p text:style-name="P28">Karang Taruna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5.45-16.30</text:p>
          </table:table-cell>
          <table:table-cell table:style-name="Table1.A2" office:value-type="string">
            <text:p text:style-name="P28">Diskusi Panel</text:p>
          </table:table-cell>
          <table:table-cell table:style-name="Table1.D2" office:value-type="string">
            <text:p text:style-name="P28">Estu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16.30-16.45</text:p>
          </table:table-cell>
          <table:table-cell table:style-name="Table1.A2" office:value-type="string">
            <text:p text:style-name="P28">Penutupan</text:p>
          </table:table-cell>
          <table:table-cell table:style-name="Table1.D2" office:value-type="string">
            <text:p text:style-name="P28">Amir</text:p>
          </table:table-cell>
        </table:table-row>
      </table:table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id" fo:country="ID" fo:font-weight="bold"/>
    </style:style>
    <style:style style:name="M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tyle="italic"/>
    </style:style>
    <style:style style:name="MP4" style:family="paragraph">
      <style:paragraph-properties fo:text-align="center"/>
    </style:style>
    <style:style style:name="MT1" style:family="text">
      <style:text-properties style:font-name="Times New Roman1" fo:font-size="12pt" fo:language="id" fo:country="ID" fo:font-weight="bold"/>
    </style:style>
    <style:style style:name="MT2" style:family="text">
      <style:text-properties style:font-name="Times New Roman1" fo:font-size="12pt" fo:font-weight="bold"/>
    </style:style>
    <style:style style:name="MT3" style:family="text">
      <style:text-properties style:font-name="Times New Roman1" fo:font-size="12pt" fo:language="id" fo:country="ID" fo:font-style="italic" fo:font-weight="bold"/>
    </style:style>
    <style:style style:name="MT4" style:family="text">
      <style:text-properties style:font-name="Times New Roman1" fo:font-size="12pt" fo:font-style="italic" fo:font-weight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.559cm" svg:y="-0.612cm" svg:width="1.919cm" svg:height="2.189cm" draw:z-index="4"><draw:image xlink:href="Pictures/2000000A00000AE200000CB4C1C5C87E.svm" xlink:type="simple" xlink:show="embed" xlink:actuate="onLoad"/></draw:frame>KKN INTEGRASI-INTERKONEKSI TEMATIK POSDAYA</text:p>
        <text:p text:style-name="MP2"><text:span text:style-name="MT1"><text:s/>UIN SUNAN KALIJAGA ANGKATAN KE-7</text:span><text:span text:style-name="MT2">7</text:span></text:p>
        <text:p text:style-name="MP2"><text:span text:style-name="MT3">Dusun </text:span><text:span text:style-name="MT4">Dondong</text:span><text:span text:style-name="MT3">, Desa </text:span><text:span text:style-name="MT4">Jetis</text:span><text:span text:style-name="MT3">, Kecamatan </text:span><text:span text:style-name="MT4">Saptosari</text:span><text:span text:style-name="MT3">, Kabupaten </text:span><text:span text:style-name="MT4">Gunungkidul </text:span><text:span text:style-name="MT3">Y</text:span><text:span text:style-name="MT4">ogyakarta</text:span></text:p>
        <text:p text:style-name="MP3"><draw:line text:anchor-type="paragraph" draw:z-index="9" draw:style-name="Mgr1" draw:text-style-name="MP4" svg:x1="0.975cm" svg:y1="0.021cm" svg:x2="17.326cm" svg:y2="0.055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00:34:19.84</meta:creation-date>
    <dc:date>2012-08-28T06:35:30</dc:date>
    <meta:editing-duration>PT10H10M51S</meta:editing-duration>
    <meta:editing-cycles>26</meta:editing-cycles>
    <meta:generator>LibreOffice/3.5$Linux_x86 LibreOffice_project/350m1$Build-202</meta:generator>
    <meta:print-date>2012-08-02T18:55:42.81</meta:print-date>
    <dc:creator>kidzbee </dc:creator>
    <meta:document-statistic meta:table-count="3" meta:image-count="1" meta:object-count="0" meta:page-count="5" meta:paragraph-count="98" meta:word-count="452" meta:character-count="2957" meta:non-whitespace-character-count="2721"/>
  </office:meta>
</office:document-meta>
</file>